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50a" officeooo:paragraph-rsid="00191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ha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9T11:54:00.654972976</meta:creation-date>
    <dc:date>2024-08-09T11:54:12.202717844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7.2$Linux_X86_64 LibreOffice_project/40$Build-2</meta:generator>
  </office:meta>
</office:document-meta>
</file>